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Generator.gener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questAttributeGenerator.extractCharset( String contentType , int id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AttributeGenerator.getCharacterEncoding( Response res , String content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